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0ef739" officeooo:paragraph-rsid="000ef739" style:font-size-asian="10.5pt" style:font-size-complex="12pt"/>
    </style:style>
    <style:style style:name="P2" style:family="paragraph" style:parent-style-name="Text_20_body">
      <style:text-properties officeooo:rsid="000ef739" officeooo:paragraph-rsid="000ef739"/>
    </style:style>
    <style:style style:name="P3" style:family="paragraph" style:parent-style-name="Title">
      <style:text-properties fo:font-size="22pt" style:font-size-asian="22pt" style:font-size-complex="22pt"/>
    </style:style>
    <style:style style:name="P4" style:family="paragraph" style:parent-style-name="Text_20_body" style:list-style-name="L1">
      <style:text-properties officeooo:rsid="000ef739" officeooo:paragraph-rsid="000ef739"/>
    </style:style>
    <style:style style:name="T1" style:family="text">
      <style:text-properties officeooo:rsid="000f90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LSINF1225 : Choix des extensions</text:p>
      <text:p text:style-name="P1">Groupe M : Romain Léonard, Julien Gomez, Ivan Guerrero Fernandez, Marc-Henry Comans, Trong-Vu Tran, Élie Khalil.</text:p>
      <text:h text:style-name="Heading_20_2" text:outline-level="2">Ratings</text:h>
      <text:p text:style-name="P2">Les ratings par él<text:span text:style-name="T1">é</text:span>ment seront comptabilisés dans une table à part reprenant le produit, le client l'ayant noté et la note. Cela permet d'obtenir une note globale (moyennée) par él<text:span text:style-name="T1">é</text:span>ment et une liste des consommations favorites par client.</text:p>
      <text:p text:style-name="P2"/>
      <text:h text:style-name="Heading_20_2" text:outline-level="2">Date d'expiration</text:h>
      <text:p text:style-name="P2">La date d'expiration sera géré<text:span text:style-name="T1">e</text:span> en mettant un identifiant pour chaque lot d'un produit ayant une date d'expiration. On peut avoir dans <text:span text:style-name="T1">un</text:span> stock deux lots d'un même produit ayant <text:span text:style-name="T1">des</text:span> date<text:span text:style-name="T1">s</text:span> d'expiration différente<text:span text:style-name="T1">s</text:span>. Le lot <text:span text:style-name="T1">ayant la date d'expiration la plus proche</text:span> sera celui dont le stock <text:span text:style-name="T1">diminuera en premier </text:span>avant de passer au <text:span text:style-name="T1">suivant</text:span>. Cette vérifi<text:span text:style-name="T1">ca</text:span>tion se fera <text:span text:style-name="T1">pour chaque</text:span> commande et on pourra également, à l'instar de la valeur seuil, signaler dans la gestion des stocks qu'un lot va périmer prochainement.</text:p>
      <text:p text:style-name="P2"/>
      <text:h text:style-name="Heading_20_2" text:outline-level="2">Autres extensions</text:h>
      <text:p text:style-name="P2">Voici la liste des autres extensions que nous souhaitons implémenter également :</text:p>
      <text:list xml:id="list7410448711758347938" text:style-name="L1">
        <text:list-item>
          <text:p text:style-name="P4">Historique des achats (pour le client et pour le gestionnaire) ;</text:p>
        </text:list-item>
        <text:list-item>
          <text:p text:style-name="P4">Compte gestionnaire ('admin') ;</text:p>
        </text:list-item>
        <text:list-item>
          <text:p text:style-name="P4">Graphiques et statistiques de consommation ;</text:p>
        </text:list-item>
      </text:list>
      <text:p text:style-name="P2">Cette liste n'est là qu'à titre informatif afin d'expliquer certains choix au sein de notre schéma de base de données et notre 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21:12:44.453502783</meta:creation-date>
    <dc:date>2015-02-27T22:01:34.550825598</dc:date>
    <meta:editing-duration>PT17M57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208" meta:character-count="1294" meta:non-whitespace-character-count="1101"/>
  </office:meta>
</office:document-meta>
</file>